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b47df" officeooo:paragraph-rsid="001b47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lauf der Damovo-Bearbeitung bei Callways ganz allgemein:</text:p>
      <text:p text:style-name="P1"/>
      <text:p text:style-name="P1">Damovo betreut und bietet Kommunikationsanlagen, Telefonie und Netzwerk für Großkunden an.</text:p>
      <text:p text:style-name="P1">Das heißt, in der Hotline rufen zumeist Mitarbeiter der Firmen an, in denen von Damovo betreute Anlagen laufen.</text:p>
      <text:p text:style-name="P1"/>
      <text:p text:style-name="P1">Anliegen der Anrufer sind üblicherweise Störungsmeldungen, Erweiterungsanfragen oder technische Informationsfragen.</text:p>
      <text:p text:style-name="P1"/>
      <text:p text:style-name="P1">Callways überträgt die eingehenden Anfragen in das von Damovo genutzte Ticket-System “Omnitracker”, in welchem die Anfragen dann von Damovo abgearbeitet werden.</text:p>
      <text:p text:style-name="P1"/>
      <text:p text:style-name="P1">Verschiedene Kunden haben bei Damovo verschiedene gestaltete Verträge (“SLA” = Service Level Agreements”) für ihre Anlagen. So gibt es, beispielsweise, Kunden, die einen 24x7-Rufbereitschaftsvertrag zu ihren Anlagen haben, d.h. eine Bereitschaft bei Störunge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9:59:06.378933537</meta:creation-date>
    <dc:date>2015-09-07T21:48:44.820644231</dc:date>
    <meta:editing-duration>PT1H34M25S</meta:editing-duration>
    <meta:editing-cycles>1</meta:editing-cycles>
    <meta:document-statistic meta:table-count="0" meta:image-count="0" meta:object-count="0" meta:page-count="1" meta:paragraph-count="6" meta:word-count="100" meta:character-count="793" meta:non-whitespace-character-count="699"/>
    <meta:generator>LibreOffice/4.4.4.3$Linux_x86 LibreOffice_project/40m0$Build-3</meta:generator>
  </office:meta>
</office:document-meta>
</file>